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2.388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2.097cm"/>
    </style:style>
    <style:style style:name="co12" style:family="table-column">
      <style:table-column-properties fo:break-before="auto" style:column-width="8.818cm"/>
    </style:style>
    <style:style style:name="co13" style:family="table-column">
      <style:table-column-properties fo:break-before="auto" style:column-width="13.323cm"/>
    </style:style>
    <style:style style:name="co14" style:family="table-column">
      <style:table-column-properties fo:break-before="auto" style:column-width="12.695cm"/>
    </style:style>
    <style:style style:name="co15" style:family="table-column">
      <style:table-column-properties fo:break-before="auto" style:column-width="24.017cm"/>
    </style:style>
    <style:style style:name="co16" style:family="table-column">
      <style:table-column-properties fo:break-before="auto" style:column-width="3.776cm"/>
    </style:style>
    <style:style style:name="co17" style:family="table-column">
      <style:table-column-properties fo:break-before="auto" style:column-width="2.969cm"/>
    </style:style>
    <style:style style:name="co18" style:family="table-column">
      <style:table-column-properties fo:break-before="auto" style:column-width="2.992cm"/>
    </style:style>
    <style:style style:name="co19" style:family="table-column">
      <style:table-column-properties fo:break-before="auto" style:column-width="2.858cm"/>
    </style:style>
    <style:style style:name="co20" style:family="table-column">
      <style:table-column-properties fo:break-before="auto" style:column-width="3.103cm"/>
    </style:style>
    <style:style style:name="co21" style:family="table-column">
      <style:table-column-properties fo:break-before="auto" style:column-width="4.623cm"/>
    </style:style>
    <style:style style:name="co22" style:family="table-column">
      <style:table-column-properties fo:break-before="auto" style:column-width="5.115cm"/>
    </style:style>
    <style:style style:name="co23" style:family="table-column">
      <style:table-column-properties fo:break-before="auto" style:column-width="4.177cm"/>
    </style:style>
    <style:style style:name="co24" style:family="table-column">
      <style:table-column-properties fo:break-before="auto" style:column-width="4.914cm"/>
    </style:style>
    <style:style style:name="co25" style:family="table-column">
      <style:table-column-properties fo:break-before="auto" style:column-width="2.745cm"/>
    </style:style>
    <style:style style:name="co26" style:family="table-column">
      <style:table-column-properties fo:break-before="auto" style:column-width="2.723cm"/>
    </style:style>
    <style:style style:name="co27" style:family="table-column">
      <style:table-column-properties fo:break-before="auto" style:column-width="4.953cm"/>
    </style:style>
    <style:style style:name="co28" style:family="table-column">
      <style:table-column-properties fo:break-before="auto" style:column-width="2.88cm"/>
    </style:style>
    <style:style style:name="co29" style:family="table-column">
      <style:table-column-properties fo:break-before="auto" style:column-width="2.611cm"/>
    </style:style>
    <style:style style:name="co30" style:family="table-column">
      <style:table-column-properties fo:break-before="auto" style:column-width="6.156cm"/>
    </style:style>
    <style:style style:name="co31" style:family="table-column">
      <style:table-column-properties fo:break-before="auto" style:column-width="11.853cm"/>
    </style:style>
    <style:style style:name="co32" style:family="table-column">
      <style:table-column-properties fo:break-before="auto" style:column-width="3.064cm"/>
    </style:style>
    <style:style style:name="co33" style:family="table-column">
      <style:table-column-properties fo:break-before="auto" style:column-width="9.433cm"/>
    </style:style>
    <style:style style:name="co34" style:family="table-column">
      <style:table-column-properties fo:break-before="auto" style:column-width="2.704cm"/>
    </style:style>
    <style:style style:name="co35" style:family="table-column">
      <style:table-column-properties fo:break-before="auto" style:column-width="3.32cm"/>
    </style:style>
    <style:style style:name="co36" style:family="table-column">
      <style:table-column-properties fo:break-before="auto" style:column-width="2.3cm"/>
    </style:style>
    <style:style style:name="co37" style:family="table-column">
      <style:table-column-properties fo:break-before="auto" style:column-width="2.916cm"/>
    </style:style>
    <style:style style:name="co38" style:family="table-column">
      <style:table-column-properties fo:break-before="auto" style:column-width="3.404cm"/>
    </style:style>
    <style:style style:name="co39" style:family="table-column">
      <style:table-column-properties fo:break-before="auto" style:column-width="3.679cm"/>
    </style:style>
    <style:style style:name="co40" style:family="table-column">
      <style:table-column-properties fo:break-before="auto" style:column-width="11.599cm"/>
    </style:style>
    <style:style style:name="co41" style:family="table-column">
      <style:table-column-properties fo:break-before="auto" style:column-width="1.833cm"/>
    </style:style>
    <style:style style:name="co42" style:family="table-column">
      <style:table-column-properties fo:break-before="auto" style:column-width="2.852cm"/>
    </style:style>
    <style:style style:name="co43" style:family="table-column">
      <style:table-column-properties fo:break-before="auto" style:column-width="3.893cm"/>
    </style:style>
    <style:style style:name="co44" style:family="table-column">
      <style:table-column-properties fo:break-before="auto" style:column-width="1.875cm"/>
    </style:style>
    <style:style style:name="co45" style:family="table-column">
      <style:table-column-properties fo:break-before="auto" style:column-width="1.536cm"/>
    </style:style>
    <style:style style:name="co46" style:family="table-column">
      <style:table-column-properties fo:break-before="auto" style:column-width="2.491cm"/>
    </style:style>
    <style:style style:name="co47" style:family="table-column">
      <style:table-column-properties fo:break-before="auto" style:column-width="2.342cm"/>
    </style:style>
    <style:style style:name="co48" style:family="table-column">
      <style:table-column-properties fo:break-before="auto" style:column-width="23.821cm"/>
    </style:style>
    <style:style style:name="co49" style:family="table-column">
      <style:table-column-properties fo:break-before="auto" style:column-width="24.223cm"/>
    </style:style>
    <style:style style:name="co50" style:family="table-column">
      <style:table-column-properties fo:break-before="auto" style:column-width="3.447cm"/>
    </style:style>
    <style:style style:name="co5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6.509cm" fo:break-before="auto" style:use-optimal-row-height="true"/>
    </style:style>
    <style:style style:name="ro4" style:family="table-row">
      <style:table-row-properties style:row-height="6.89cm" fo:break-before="auto" style:use-optimal-row-height="true"/>
    </style:style>
    <style:style style:name="ro5" style:family="table-row">
      <style:table-row-properties style:row-height="9.754cm" fo:break-before="auto" style:use-optimal-row-height="true"/>
    </style:style>
    <style:style style:name="ro6" style:family="table-row">
      <style:table-row-properties style:row-height="8.139cm" fo:break-before="auto" style:use-optimal-row-height="true"/>
    </style:style>
    <style:style style:name="ro7" style:family="table-row">
      <style:table-row-properties style:row-height="7.735cm" fo:break-before="auto" style:use-optimal-row-height="true"/>
    </style:style>
    <style:style style:name="ro8" style:family="table-row">
      <style:table-row-properties style:row-height="8.543cm" fo:break-before="auto" style:use-optimal-row-height="true"/>
    </style:style>
    <style:style style:name="ro9" style:family="table-row">
      <style:table-row-properties style:row-height="11.772cm" fo:break-before="auto" style:use-optimal-row-height="true"/>
    </style:style>
    <style:style style:name="ro10" style:family="table-row">
      <style:table-row-properties style:row-height="6.927cm" fo:break-before="auto" style:use-optimal-row-height="true"/>
    </style:style>
    <style:style style:name="ro11" style:family="table-row">
      <style:table-row-properties style:row-height="9.35cm" fo:break-before="auto" style:use-optimal-row-height="true"/>
    </style:style>
    <style:style style:name="ro12" style:family="table-row">
      <style:table-row-properties style:row-height="6.523cm" fo:break-before="auto" style:use-optimal-row-height="true"/>
    </style:style>
    <style:style style:name="ro13" style:family="table-row">
      <style:table-row-properties style:row-height="7.331cm" fo:break-before="auto" style:use-optimal-row-height="true"/>
    </style:style>
    <style:style style:name="ro14" style:family="table-row">
      <style:table-row-properties style:row-height="13.792cm" fo:break-before="auto" style:use-optimal-row-height="true"/>
    </style:style>
    <style:style style:name="ro15" style:family="table-row">
      <style:table-row-properties style:row-height="8.946cm" fo:break-before="auto" style:use-optimal-row-height="true"/>
    </style:style>
    <style:style style:name="ro16"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color="#c9211e"/>
    </style:style>
    <style:style style:name="T6" style:family="text">
      <style:text-properties style:use-window-font-color="true"/>
    </style:style>
    <style:style style:name="T7" style:family="text">
      <style:text-properties style:use-window-font-color="true" fo:font-weight="normal" style:font-weight-asian="normal" style:font-weight-complex="normal"/>
    </style:style>
    <style:style style:name="T8"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ff0000" fo:font-weight="bold" style:font-weight-asian="bold" style:font-weight-complex="bold"/>
    </style:style>
    <style:style style:name="T16" style:family="text">
      <style:text-properties fo:color="#ff8000" fo:font-weight="bold" style:font-weight-asian="bold" style:font-weight-complex="bold"/>
    </style:style>
    <style:style style:name="T17" style:family="text">
      <style:text-properties style:use-window-font-color="true" fo:font-weight="bold" style:font-weight-asian="bold" style:font-weight-complex="bold"/>
    </style:style>
    <style:style style:name="T18" style:family="text">
      <style:text-properties fo:font-weight="bold" style:font-weight-asian="bold" style:font-weight-complex="bold" fo:color="#ff8000"/>
    </style:style>
    <style:style style:name="T19" style:family="text">
      <style:text-properties fo:font-weight="bold" style:font-weight-asian="bold" style:font-weight-complex="bold" fo:color="#c9211e"/>
    </style:style>
    <style:style style:name="T20" style:family="text">
      <style:text-properties fo:color="#ff8000"/>
    </style:style>
    <style:style style:name="T21" style:family="text">
      <style:text-properties fo:color="#c9211e" style:text-underline-style="solid" style:text-underline-width="auto" style:text-underline-color="font-color"/>
    </style:style>
    <style:style style:name="T22" style:family="text">
      <style:text-properties fo:color="#ff8000" fo:font-weight="bold" style:text-underline-style="none" style:text-underline-color="font-color" style:font-weight-asian="bold" style:font-weight-complex="bold"/>
    </style:style>
    <style:style style:name="T23" style:family="text">
      <style:text-properties style:text-underline-style="none" style:text-underline-color="font-color"/>
    </style:style>
    <style:style style:name="T24" style:family="text">
      <style:text-properties style:text-underline-style="none" style:text-underline-color="font-color" fo:color="#c9211e"/>
    </style:style>
    <style:style style:name="T25" style:family="text">
      <style:text-properties fo:font-weight="normal" style:font-weight-asian="normal" style:font-weight-complex="normal" fo:color="#c9211e"/>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Default"/>
        <table:table-column table:style-name="co18" table:default-cell-style-name="Default"/>
        <table:table-column table:style-name="co19" table:number-columns-repeated="2"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Default"/>
        <table:table-column table:style-name="co22"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ce10"/>
        <table:table-column table:style-name="co28" table:default-cell-style-name="Default"/>
        <table:table-column table:style-name="co29" table:default-cell-style-name="ce10"/>
        <table:table-column table:style-name="co29" table:default-cell-style-name="Default"/>
        <table:table-column table:style-name="co30" table:default-cell-style-name="ce10"/>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6" table:default-cell-style-name="Default"/>
        <table:table-column table:style-name="co42" table:default-cell-style-name="Default"/>
        <table:table-column table:style-name="co43" table:default-cell-style-name="ce5"/>
        <table:table-column table:style-name="co44"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5"/>
        <table:table-column table:style-name="co8" table:number-columns-repeated="3"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5.909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8.901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11.759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4.616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7.71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20.821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5.445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30.56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4.737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9.651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4.274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9.389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3.566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6.311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9.034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3.987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21cm" svg:x="166.868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9.478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72.089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2]-[.E2]"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table:formula="of:=ABS([.I2]-[.J2])" office:value-type="float" office:value="4" calcext:value-type="float">
            <text:p>4</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3">While the assertion is true in a literal interpretation, it highlights a broader issue concerning representation and local involvement</text:span>. <text:span text:style-name="T3">Critics argue that Austin's vast population and increasing influence require a congressional seat</text:span>.  They point out that the state's recent redistricting process ignored the needs of residents in certain areas, <text:span text:style-name="T3">potentially creating a situation where significant numbers of citizens lack voting power</text:span>. <text:span text:style-name="T3">This has led to calls for a re-evaluation of representation and potentially a new district.</text:span> This lack of representation may create a disconnect between residents and the elected officials who should be serving them. <text:span text:style-name="T4">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text:span>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Wygenerowany artykuł zawiera mało konkretne i mało informatywne informacje wspierające tezę zawartą w treści kolumny statement, które są faktycznie prawdziwe i mogłyby pomóc w klasyfikacji, ale także zawiera logicznie sprzeczne informacje na temat elastyczności i większego głosu na poziomie państwowym z powodu braku reprezentanta w izbie reprezentantów oraz fałszywe na temat tego, że istnieją jakieś głosy, które broniłyby tego niekorzystnego dla Austin podziału na dystrykty. Być może LLM próbował szukać jakiejś równowagi retorycznej próbując znaleźć „drugą stronę” sporu, której w rzeczywistości nie ma więc zmyślił te informacje na potrzeby swojej narracji. Istnieje logika dominującej partii stanu, która „woli” mieć Austin pocięte — ale to logika strategiczna, a nie obywatelska czy demokratyczn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cell table:formula="of:=1-([.G2]/LOG(6;2))" office:value-type="float" office:value="0.125419241256343" calcext:value-type="float">
            <text:p>0,125419241256343</text:p>
          </table:table-cell>
          <table:table-cell table:formula="of:=1-([.H2]/LOG(6;2))" office:value-type="float" office:value="0.0443584367406322" calcext:value-type="float">
            <text:p>0,0443584367406322</text:p>
          </table:table-cell>
          <table:table-cell table:formula="of:=[.BI2]*[.BJ2]" office:value-type="float" office:value="0.00556340147932758" calcext:value-type="float">
            <text:p>0,00556340147932758</text:p>
          </table:table-cell>
        </table:table-row>
        <table:table-row table:style-name="ro3">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3]-[.E3]"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formula="of:=ABS([.I3]-[.J3])" office:value-type="float" office:value="4" calcext:value-type="float">
            <text:p>4</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5">The extraordinary claim, that President John F. Kennedy personally released a star Green Bay Packer from military reserve duty to enable him to play in the 1961 NFL Championship Game, has become the subject of much speculation and debate</text:span>. <text:span text:style-name="T5">This rumor, often presented with a hint of conspiracy, revolves around the legendary quarterback, Bart Starr.</text:span>  <text:span text:style-name="T6">There's no doubt that Starr was one of the most admired and decorated players of his generation</text:span>.  He led the Packers to numerous victories and was recognized as a symbol of team spirit.  <text:span text:style-name="T5">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5">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cell table:formula="of:=1-([.G3]/LOG(6;2))" office:value-type="float" office:value="0.0797003727626028" calcext:value-type="float">
            <text:p>0,0797003727626028</text:p>
          </table:table-cell>
          <table:table-cell table:formula="of:=1-([.H3]/LOG(6;2))" office:value-type="float" office:value="0.0928943632411127" calcext:value-type="float">
            <text:p>0,0928943632411127</text:p>
          </table:table-cell>
          <table:table-cell table:formula="of:=[.BI3]*[.BJ3]" office:value-type="float" office:value="0.00740371537786131" calcext:value-type="float">
            <text:p>0,00740371537786131</text:p>
          </table:table-cell>
        </table:table-row>
        <table:table-row table:style-name="ro4">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4]-[.E4]"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table:formula="of:=ABS([.I4]-[.J4])" office:value-type="float" office:value="4" calcext:value-type="float">
            <text:p>4</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7">It might come as a surprise to many that the right to vote, fundamental to any democratic system, is not explicitly enshrined in the Constitution.</text:span> <text:span text:style-name="T3">While the Constitution itself establishes a system of representative government, the reality of access to the ballot box is often complex and often limited by various factors.</text:span> The right to vote is not just a legal abstract concept; <text:span text:style-name="T3">it is a reality that needs to be actively protected and maintained</text:span>. <text:span text:style-name="T3">The absence of explicit guarantees in the Constitution does not negate the importance of securing and safeguarding this vital right.</text:span>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3">Our system of representative democracy, a cornerstone of our government, rests on the foundation of citizen participation</text:span>.  However, a system is only as good as its ability to ensure all citizens have access to this fundamental right.  <text:span text:style-name="T3">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cell table:formula="of:=1-([.G4]/LOG(6;2))" office:value-type="float" office:value="0.103562012196007" calcext:value-type="float">
            <text:p>0,103562012196007</text:p>
          </table:table-cell>
          <table:table-cell table:formula="of:=1-([.H4]/LOG(6;2))" office:value-type="float" office:value="0.0858780889742674" calcext:value-type="float">
            <text:p>0,0858780889742674</text:p>
          </table:table-cell>
          <table:table-cell table:formula="of:=[.BI4]*[.BJ4]" office:value-type="float" office:value="0.00889370769772289" calcext:value-type="float">
            <text:p>0,00889370769772289</text:p>
          </table:table-cell>
        </table:table-row>
        <table:table-row table:style-name="ro5">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5]-[.E5]"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table:formula="of:=ABS([.I5]-[.J5])" office:value-type="float" office:value="3" calcext:value-type="float">
            <text:p>3</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8">The Republican nominee for president, Paul Ryan</text:span><text:span text:style-name="T9">, has crafted a budget proposal </text:span><text:span text:style-name="T10">that calls for $700 billion in cuts to Medicare spending over the years</text:span><text:span text:style-name="T9">, </text:span><text:span text:style-name="T11">a figure that has been a point of contention between the parties</text:span><text:span text:style-name="T9"> for months. </text:span><text:span text:style-name="T12">This figure represents a significant chunk of the budget for the aging population, which is projected to rely heavily on Medicare for healthcare during the next decades.</text:span><text:span text:style-name="T9"> Democrats and other critics have highlighted the steep nature of these cuts and argued that </text:span><text:span text:style-name="T10">they would disproportionately hurt elderly citizens</text:span><text:span text:style-name="T13"> </text:span><text:span text:style-name="T10">who rely on the program</text:span><text:span text:style-name="T4">.</text:span> Ryan has consistently maintained that he intends to rein in government spending in a way that makes the budget more sustainable, and these Medicare cuts are a part of that strategy. <text:span text:style-name="T14">However, the $700 billion figure has become a point of contention between Republicans and Democrats.</text:span> <text:span text:style-name="T15">Democrats, and several Republican critics, have argued that this figure relies on the same $700 billion in savings from Medicare that Mitt Romney and other Republicans have been pushing for months</text:span>. <text:span text:style-name="T15">This strategy for budget cuts that hinges on a single source of revenue has been critiqued for being inflexible and unsustainable</text:span><text:span text:style-name="T4">.</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ext:p/>
            <text:p>Wygenerowany artykuł powołuje się na nieprawdziwe informacje, zawiera nieprawdziwe informacje. Dodaje nowe informacje, ale są one raczej szkodliwe i nieużyteczne.</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cell table:formula="of:=1-([.G5]/LOG(6;2))" office:value-type="float" office:value="0.145803640326012" calcext:value-type="float">
            <text:p>0,145803640326012</text:p>
          </table:table-cell>
          <table:table-cell table:formula="of:=1-([.H5]/LOG(6;2))" office:value-type="float" office:value="0.127161493806267" calcext:value-type="float">
            <text:p>0,127161493806267</text:p>
          </table:table-cell>
          <table:table-cell table:formula="of:=[.BI5]*[.BJ5]" office:value-type="float" office:value="0.0185406087062474" calcext:value-type="float">
            <text:p>0,0185406087062474</text:p>
          </table:table-cell>
        </table:table-row>
        <table:table-row table:style-name="ro6">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6]-[.E6]"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table:formula="of:=ABS([.I6]-[.J6])" office:value-type="float" office:value="2" calcext:value-type="float">
            <text:p>2</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5">"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3">The program also acknowledges the often overlooked needs of individuals suffering from mental illness and those who are wrongly incarcerated.</text:span> <text:span text:style-name="T3">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cell table:formula="of:=1-([.G6]/LOG(6;2))" office:value-type="float" office:value="0.130858937501568" calcext:value-type="float">
            <text:p>0,130858937501568</text:p>
          </table:table-cell>
          <table:table-cell table:formula="of:=1-([.H6]/LOG(6;2))" office:value-type="float" office:value="0.0953709013427153" calcext:value-type="float">
            <text:p>0,0953709013427153</text:p>
          </table:table-cell>
          <table:table-cell table:formula="of:=[.BI6]*[.BJ6]" office:value-type="float" office:value="0.0124801348182746" calcext:value-type="float">
            <text:p>0,0124801348182746</text:p>
          </table:table-cell>
        </table:table-row>
        <table:table-row table:style-name="ro7">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7]-[.E7]"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formula="of:=ABS([.I7]-[.J7])" office:value-type="float" office:value="2" calcext:value-type="float">
            <text:p>2</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7">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3">The state boasts a thriving technology sector that fuels innovation and creates high-paying jobs, attracting top talent from around the world</text:span>. <text:span text:style-name="T3">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cell table:formula="of:=1-([.G7]/LOG(6;2))" office:value-type="float" office:value="0.112614616478032" calcext:value-type="float">
            <text:p>0,112614616478032</text:p>
          </table:table-cell>
          <table:table-cell table:formula="of:=1-([.H7]/LOG(6;2))" office:value-type="float" office:value="0.116015108751458" calcext:value-type="float">
            <text:p>0,116015108751458</text:p>
          </table:table-cell>
          <table:table-cell table:formula="of:=[.BI7]*[.BJ7]" office:value-type="float" office:value="0.0130649969777026" calcext:value-type="float">
            <text:p>0,0130649969777026</text:p>
          </table:table-cell>
        </table:table-row>
        <table:table-row table:style-name="ro8">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8]-[.E8]"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table:formula="of:=ABS([.I8]-[.J8])" office:value-type="float" office:value="2" calcext:value-type="float">
            <text:p>2</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16">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16">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cell table:formula="of:=1-([.G8]/LOG(6;2))" office:value-type="float" office:value="0.111529637233289" calcext:value-type="float">
            <text:p>0,111529637233289</text:p>
          </table:table-cell>
          <table:table-cell table:formula="of:=1-([.H8]/LOG(6;2))" office:value-type="float" office:value="0.150112298094743" calcext:value-type="float">
            <text:p>0,150112298094743</text:p>
          </table:table-cell>
          <table:table-cell table:formula="of:=[.BI8]*[.BJ8]" office:value-type="float" office:value="0.016741970150762" calcext:value-type="float">
            <text:p>0,016741970150762</text:p>
          </table:table-cell>
        </table:table-row>
        <table:table-row table:style-name="ro9">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9]-[.E9]"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table:formula="of:=ABS([.I9]-[.J9])" office:value-type="float" office:value="2" calcext:value-type="float">
            <text:p>2</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3">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3"> aerospace and defense to healthcare and technology</text:span>, each contributing to the city's remarkable progress. <text:span text:style-name="T17">The report emphasizes the strong economic indicators within San Antonio</text:span><text:span text:style-name="T6">,</text:span><text:span text:style-name="T17">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3">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cell table:formula="of:=1-([.G9]/LOG(6;2))" office:value-type="float" office:value="0.155689580488092" calcext:value-type="float">
            <text:p>0,155689580488092</text:p>
          </table:table-cell>
          <table:table-cell table:formula="of:=1-([.H9]/LOG(6;2))" office:value-type="float" office:value="0.132596517154161" calcext:value-type="float">
            <text:p>0,132596517154161</text:p>
          </table:table-cell>
          <table:table-cell table:formula="of:=[.BI9]*[.BJ9]" office:value-type="float" office:value="0.0206438961299135" calcext:value-type="float">
            <text:p>0,0206438961299135</text:p>
          </table:table-cell>
        </table:table-row>
        <table:table-row table:style-name="ro10">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0]-[.E10]"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formula="of:=ABS([.I10]-[.J10])" office:value-type="float" office:value="2" calcext:value-type="float">
            <text:p>2</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ext:p/>
            <text:p>Wygenerowany artykuł jest bardzo ogólny i powtarza stwierdzenia zawarte w kolumnie statement.</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cell table:formula="of:=1-([.G10]/LOG(6;2))" office:value-type="float" office:value="0.196724441005344" calcext:value-type="float">
            <text:p>0,196724441005344</text:p>
          </table:table-cell>
          <table:table-cell table:formula="of:=1-([.H10]/LOG(6;2))" office:value-type="float" office:value="0.133962177641695" calcext:value-type="float">
            <text:p>0,133962177641695</text:p>
          </table:table-cell>
          <table:table-cell table:formula="of:=[.BI10]*[.BJ10]" office:value-type="float" office:value="0.026353634512421" calcext:value-type="float">
            <text:p>0,026353634512421</text:p>
          </table:table-cell>
        </table:table-row>
        <table:table-row table:style-name="ro8">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11]-[.E11]"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table:formula="of:=ABS([.I11]-[.J11])" office:value-type="float" office:value="2" calcext:value-type="float">
            <text:p>2</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5">reducing poverty levels to a record low</text:span>. This prosperity did not just benefit our workforce, however.  <text:span text:style-name="T5">The manufacturing sector saw a resurgence</text:span><text:span text:style-name="T6"> with new plants and production facilities, and our consumer confidence soared</text:span>.  <text:span text:style-name="T3">We witnessed a boom in technological advancements, leading to new products and innovations</text:span>. With every passing year, it became evident that we were not only re-establishing our economic foundation, but also building a future for generations to come.  <text:span text:style-name="T3">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ext:p/>
            <text:p>Wygenerowany artykuł raczej powtarza tezy zawarte w kolumnie statement i dobudowywuje do nich bardzo ogólnikowe stwierdzenia, które pośrednio mogłyby pomóc w rozumowaniu prawdziwości stwierdzeń w statement, chociaż dodaje też fałszywe informacje.</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cell table:formula="of:=1-([.G11]/LOG(6;2))" office:value-type="float" office:value="0.202664144317584" calcext:value-type="float">
            <text:p>0,202664144317584</text:p>
          </table:table-cell>
          <table:table-cell table:formula="of:=1-([.H11]/LOG(6;2))" office:value-type="float" office:value="0.176690521003916" calcext:value-type="float">
            <text:p>0,176690521003916</text:p>
          </table:table-cell>
          <table:table-cell table:formula="of:=[.BI11]*[.BJ11]" office:value-type="float" office:value="0.0358088332482868" calcext:value-type="float">
            <text:p>0,0358088332482868</text:p>
          </table:table-cell>
        </table:table-row>
        <table:table-row table:style-name="ro6">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12]-[.E12]"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table:formula="of:=ABS([.I12]-[.J12])" office:value-type="float" office:value="1" calcext:value-type="float">
            <text:p>1</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3">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5">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cell table:formula="of:=1-([.G12]/LOG(6;2))" office:value-type="float" office:value="0.109785614225674" calcext:value-type="float">
            <text:p>0,109785614225674</text:p>
          </table:table-cell>
          <table:table-cell table:formula="of:=1-([.H12]/LOG(6;2))" office:value-type="float" office:value="0.135680208372589" calcext:value-type="float">
            <text:p>0,135680208372589</text:p>
          </table:table-cell>
          <table:table-cell table:formula="of:=[.BI12]*[.BJ12]" office:value-type="float" office:value="0.0148957350144521" calcext:value-type="float">
            <text:p>0,0148957350144521</text:p>
          </table:table-cell>
        </table:table-row>
        <table:table-row table:style-name="ro7">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13]-[.E13]"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table:formula="of:=ABS([.I13]-[.J13])" office:value-type="float" office:value="1" calcext:value-type="float">
            <text:p>1</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3">Beyond the obvious benefits of collective bargaining and </text:span><text:span text:style-name="T18">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3">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cell table:formula="of:=1-([.G13]/LOG(6;2))" office:value-type="float" office:value="0.110411025981039" calcext:value-type="float">
            <text:p>0,110411025981039</text:p>
          </table:table-cell>
          <table:table-cell table:formula="of:=1-([.H13]/LOG(6;2))" office:value-type="float" office:value="0.140955490674006" calcext:value-type="float">
            <text:p>0,140955490674006</text:p>
          </table:table-cell>
          <table:table-cell table:formula="of:=[.BI13]*[.BJ13]" office:value-type="float" office:value="0.0155630403429778" calcext:value-type="float">
            <text:p>0,0155630403429778</text:p>
          </table:table-cell>
        </table:table-row>
        <table:table-row table:style-name="ro11">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14]-[.E14]"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table:formula="of:=ABS([.I14]-[.J14])" office:value-type="float" office:value="1" calcext:value-type="float">
            <text:p>1</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cell table:formula="of:=1-([.G14]/LOG(6;2))" office:value-type="float" office:value="0.106407210951408" calcext:value-type="float">
            <text:p>0,106407210951408</text:p>
          </table:table-cell>
          <table:table-cell table:formula="of:=1-([.H14]/LOG(6;2))" office:value-type="float" office:value="0.151505792118677" calcext:value-type="float">
            <text:p>0,151505792118677</text:p>
          </table:table-cell>
          <table:table-cell table:formula="of:=[.BI14]*[.BJ14]" office:value-type="float" office:value="0.0161213087823323" calcext:value-type="float">
            <text:p>0,0161213087823323</text:p>
          </table:table-cell>
        </table:table-row>
        <table:table-row table:style-name="ro6">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5]-[.E15]"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formula="of:=ABS([.I15]-[.J15])" office:value-type="float" office:value="1" calcext:value-type="float">
            <text:p>1</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table:style-name="ce2"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5">These include the economic fallout from the COVID-19 pandemic</text:span>,<text:span text:style-name="T6"> </text:span><text:span text:style-name="T17">the widening gap between high-skilled and low-skilled labor markets, and the lack of opportunities for women</text:span><text:span text:style-name="T3">.</text:span>  These numbers reveal a societal issue that demands immediate action. <text:span text:style-name="T3">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ext:p>- informacja o zwiększającej się różnicy pomiędzy wysoko i nisko wykwalifikowanymi zawodami</text:p>
            <text:p>- informacja o tym, że kobiety rzadziej pracują w wysokowykwalifikowanych zawodach</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https://www.theatlantic.com/technology/archive/2013/10/we-need-more-women-in-tech-the-data-prove-it/280964/?utm_source=chatgpt.com</text:p>
            <text:p><text:a xlink:href="https://chatgpt.com/share/6872d6b8-1120-8000-85be-f65bce8a81eb" xlink:type="simple">https://chatgpt.com/share/6872d6b8-1120-8000-85be-f65bce8a81eb</text:a></text:p>
            <text:p><text:a xlink:href="https://www.frbsf.org/research-and-insights/publications/economic-letter/2015/01/wages-education-college-labor-earnings-income/?utm_source=chatgpt.com" xlink:type="simple">https://www.frbsf.org/research-and-insights/publications/economic-letter/2015/01/wages-education-college-labor-earnings-income/?utm_source=chatgpt.com</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cell table:formula="of:=1-([.G15]/LOG(6;2))" office:value-type="float" office:value="0.154187935494477" calcext:value-type="float">
            <text:p>0,154187935494477</text:p>
          </table:table-cell>
          <table:table-cell table:formula="of:=1-([.H15]/LOG(6;2))" office:value-type="float" office:value="0.107834407947125" calcext:value-type="float">
            <text:p>0,107834407947125</text:p>
          </table:table-cell>
          <table:table-cell table:formula="of:=[.BI15]*[.BJ15]" office:value-type="float" office:value="0.0166267647366365" calcext:value-type="float">
            <text:p>0,0166267647366365</text:p>
          </table:table-cell>
        </table:table-row>
        <table:table-row table:style-name="ro7">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16]-[.E16]"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table:formula="of:=ABS([.I16]-[.J16])" office:value-type="float" office:value="1" calcext:value-type="float">
            <text:p>1</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5">study by the Economic Policy Institute</text:span> reveals that Texas has, <text:span text:style-name="T5">as of 2023</text:span>, the highest share of minimum-wage workers in the nation. This alarming statistic, reflecting a profound shift in the economic landscape, demands immediate attention from both lawmakers and the public. <text:span text:style-name="T5">The report found that Texas now boasts an alarming 26% of its workforce earning minimum wages</text:span>. <text:span text:style-name="T5">This staggering figure outpaces even other states with notoriously high minimum wage levels, like California, Washington, and Oregon</text:span>. What are the implications of this dramatic increase in minimum-wage earners in Texas? <text:span text:style-name="T3">The study reveals that the number of individuals relying on minimum wages has </text:span><text:span text:style-name="T19">significantly</text:span><text:span text:style-name="T3"> increased</text:span>, highlighting a growing economic disparity between the low-wage worker population and higher-earning segments.  Many workers are struggling to make ends meet, and the rising cost of living, <text:span text:style-name="T3">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cell table:formula="of:=1-([.G16]/LOG(6;2))" office:value-type="float" office:value="0.129952749429522" calcext:value-type="float">
            <text:p>0,129952749429522</text:p>
          </table:table-cell>
          <table:table-cell table:formula="of:=1-([.H16]/LOG(6;2))" office:value-type="float" office:value="0.129150119699283" calcext:value-type="float">
            <text:p>0,129150119699283</text:p>
          </table:table-cell>
          <table:table-cell table:formula="of:=[.BI16]*[.BJ16]" office:value-type="float" office:value="0.0167834131440737" calcext:value-type="float">
            <text:p>0,0167834131440737</text:p>
          </table:table-cell>
        </table:table-row>
        <table:table-row table:style-name="ro12">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formula="of:=ABS([.I17]-[.J17])" office:value-type="float" office:value="1" calcext:value-type="float">
            <text:p>1</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3">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cell table:formula="of:=1-([.G17]/LOG(6;2))" office:value-type="float" office:value="0.145048379468601" calcext:value-type="float">
            <text:p>0,145048379468601</text:p>
          </table:table-cell>
          <table:table-cell table:formula="of:=1-([.H17]/LOG(6;2))" office:value-type="float" office:value="0.147629228018875" calcext:value-type="float">
            <text:p>0,147629228018875</text:p>
          </table:table-cell>
          <table:table-cell table:formula="of:=[.BI17]*[.BJ17]" office:value-type="float" office:value="0.0214133802863385" calcext:value-type="float">
            <text:p>0,0214133802863385</text:p>
          </table:table-cell>
        </table:table-row>
        <table:table-row table:style-name="ro7">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18]-[.E18]"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table:formula="of:=ABS([.I18]-[.J18])" office:value-type="float" office:value="1" calcext:value-type="float">
            <text:p>1</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3">In Texas, the rate of uninsured adults is the highest in the nation</text:span>, <text:span text:style-name="T5">hovering at a staggering 14.3%</text:span>. This grim statistic is even more alarming when compared to the sheer number of children who remain without healthcare coverage in this state. <text:span text:style-name="T3">Recent data reveals that Texas is home to the largest number of uninsured children nationwide</text:span>, <text:span text:style-name="T20">exceeding almost 500,000</text:span>.  <text:span text:style-name="T3">This alarming number surpasses any other state in the United States</text:span>, creating a generation at risk of health disparities and compromised well-being.  <text:span text:style-name="T3">These numbers underscore a broader issue that needs to be addressed: the lack of accessible and affordable healthcare options in Texas</text:span>.  <text:span text:style-name="T3">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cell table:formula="of:=1-([.G18]/LOG(6;2))" office:value-type="float" office:value="0.103221068250413" calcext:value-type="float">
            <text:p>0,103221068250413</text:p>
          </table:table-cell>
          <table:table-cell table:formula="of:=1-([.H18]/LOG(6;2))" office:value-type="float" office:value="0.229640491146231" calcext:value-type="float">
            <text:p>0,229640491146231</text:p>
          </table:table-cell>
          <table:table-cell table:formula="of:=[.BI18]*[.BJ18]" office:value-type="float" office:value="0.0237037368096634" calcext:value-type="float">
            <text:p>0,0237037368096634</text:p>
          </table:table-cell>
        </table:table-row>
        <table:table-row table:style-name="ro7">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19]-[.E19]"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table:formula="of:=ABS([.I19]-[.J19])" office:value-type="float" office:value="1" calcext:value-type="float">
            <text:p>1</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cell table:formula="of:=1-([.G19]/LOG(6;2))" office:value-type="float" office:value="0.110205563297441" calcext:value-type="float">
            <text:p>0,110205563297441</text:p>
          </table:table-cell>
          <table:table-cell table:formula="of:=1-([.H19]/LOG(6;2))" office:value-type="float" office:value="0.221369721844314" calcext:value-type="float">
            <text:p>0,221369721844314</text:p>
          </table:table-cell>
          <table:table-cell table:formula="of:=[.BI19]*[.BJ19]" office:value-type="float" office:value="0.0243961748928505" calcext:value-type="float">
            <text:p>0,0243961748928505</text:p>
          </table:table-cell>
        </table:table-row>
        <table:table-row table:style-name="ro13">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0]-[.E20]"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table:formula="of:=ABS([.I20]-[.J20])" office:value-type="float" office:value="1" calcext:value-type="float">
            <text:p>1</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ext:p/>
            <text:p>Wygenerowany artykuł jest nie na temat. Brakuje kontekstu historycznego i ogólnie kontekstu w treści kolumny statement. Dlatego artykuł nie mógł się poprawnie wygenerować.</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cell table:formula="of:=1-([.G20]/LOG(6;2))" office:value-type="float" office:value="0.189489611615188" calcext:value-type="float">
            <text:p>0,189489611615188</text:p>
          </table:table-cell>
          <table:table-cell table:formula="of:=1-([.H20]/LOG(6;2))" office:value-type="float" office:value="0.130184578008912" calcext:value-type="float">
            <text:p>0,130184578008912</text:p>
          </table:table-cell>
          <table:table-cell table:formula="of:=[.BI20]*[.BJ20]" office:value-type="float" office:value="0.0246686251251959" calcext:value-type="float">
            <text:p>0,0246686251251959</text:p>
          </table:table-cell>
        </table:table-row>
        <table:table-row table:style-name="ro12">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21]-[.E21]"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formula="of:=ABS([.I21]-[.J21])" office:value-type="float" office:value="1" calcext:value-type="float">
            <text:p>1</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0">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cell table:formula="of:=1-([.G21]/LOG(6;2))" office:value-type="float" office:value="0.150532860193894" calcext:value-type="float">
            <text:p>0,150532860193894</text:p>
          </table:table-cell>
          <table:table-cell table:formula="of:=1-([.H21]/LOG(6;2))" office:value-type="float" office:value="0.168693426342244" calcext:value-type="float">
            <text:p>0,168693426342244</text:p>
          </table:table-cell>
          <table:table-cell table:formula="of:=[.BI21]*[.BJ21]" office:value-type="float" office:value="0.0253939039632059" calcext:value-type="float">
            <text:p>0,0253939039632059</text:p>
          </table:table-cell>
        </table:table-row>
        <table:table-row table:style-name="ro14">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22]-[.E2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table:formula="of:=ABS([.I22]-[.J22])" office:value-type="float" office:value="1" calcext:value-type="float">
            <text:p>1</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cell table:formula="of:=1-([.G22]/LOG(6;2))" office:value-type="float" office:value="0.119150483013401" calcext:value-type="float">
            <text:p>0,119150483013401</text:p>
          </table:table-cell>
          <table:table-cell table:formula="of:=1-([.H22]/LOG(6;2))" office:value-type="float" office:value="0.233910501681812" calcext:value-type="float">
            <text:p>0,233910501681812</text:p>
          </table:table-cell>
          <table:table-cell table:formula="of:=[.BI22]*[.BJ22]" office:value-type="float" office:value="0.0278705492572949" calcext:value-type="float">
            <text:p>0,0278705492572949</text:p>
          </table:table-cell>
        </table:table-row>
        <table:table-row table:style-name="ro15">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23]-[.E23]"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table:formula="of:=ABS([.I23]-[.J23])" office:value-type="float" office:value="1" calcext:value-type="float">
            <text:p>1</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5">compared to the national average of </text:span><text:span text:style-name="T21">35%</text:span>. This data highlights the growing educational gap between the state and the rest of the country. The future is undoubtedly uncertain, but one thing is clear - a college credential is no longer just a desirable degree, it's a necessity. <text:span text:style-name="T3">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3">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ext:p><text:a xlink:href="https://www.aecf.org/blog/more-americans-earning-bachelors-degrees-and-higher" xlink:type="simple">https://www.aecf.org/blog/more-americans-earning-bachelors-degrees-and-higher</text:a></text:p>
            <text:p><text:a xlink:href="https://chatgpt.com/share/687299a8-259c-8000-a196-d54a73e684d5" xlink:type="simple">https://chatgpt.com/share/687299a8-259c-8000-a196-d54a73e684d5</text:a></text:p>
            <text:p/>
            <text:p>Wygenerowany artykuł dodaje wartościowe informacje, ale nie uwzględnia kontekstu czasowego potrzebnego do podania faktycznych informacji na temat procentu młodych amerykanów ze stanu Georgia z wyższym wykształceniem lub robiących certyfikaty kilku letnie. Podaje statystykę krajowej średniej, ale nie wiadomo, z którego roku i z jakiego źródła, przez co trudno ją zweryfikować. A skoro nie jest jasne z jakiego roku i czy jest prawdziwa (na pewno z perspektywy tego kontekstu czasowego nie jest prawdziwa), to nie można na jej podstawie jednoznacznie określić prawdziwości treści kolumny statement.</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cell table:formula="of:=1-([.G23]/LOG(6;2))" office:value-type="float" office:value="0.12657286306472" calcext:value-type="float">
            <text:p>0,12657286306472</text:p>
          </table:table-cell>
          <table:table-cell table:formula="of:=1-([.H23]/LOG(6;2))" office:value-type="float" office:value="0.222942689788204" calcext:value-type="float">
            <text:p>0,222942689788204</text:p>
          </table:table-cell>
          <table:table-cell table:formula="of:=[.BI23]*[.BJ23]" office:value-type="float" office:value="0.0282184945458427" calcext:value-type="float">
            <text:p>0,0282184945458427</text:p>
          </table:table-cell>
        </table:table-row>
        <table:table-row table:style-name="ro7">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24]-[.E24]"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table:formula="of:=ABS([.I24]-[.J24])" office:value-type="float" office:value="1" calcext:value-type="float">
            <text:p>1</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22">The plan, which focuses heavily on capital gains and dividend cuts</text:span><text:span text:style-name="T23">, </text:span><text:span text:style-name="T24">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5">They point to the historic low interest rates and the ongoing economic boom as evidence of the efficacy of this strategy</text:span>. <text:span text:style-name="T3">Opponents of the plan, however, highlight the growing income inequality and the potential for exacerbating social disparities.</text:span> <text:span text:style-name="T3">They argue that this strategy disproportionately benefits the wealthy</text:span><text:span text:style-name="T14"> </text:span><text:span text:style-name="T25">at the expense of middle- and lower-income families, who would see a greater burden compared to the affluent</text:span>. <text:span text:style-name="T3">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cell table:formula="of:=1-([.G24]/LOG(6;2))" office:value-type="float" office:value="0.182640065622733" calcext:value-type="float">
            <text:p>0,182640065622733</text:p>
          </table:table-cell>
          <table:table-cell table:formula="of:=1-([.H24]/LOG(6;2))" office:value-type="float" office:value="0.157305174166319" calcext:value-type="float">
            <text:p>0,157305174166319</text:p>
          </table:table-cell>
          <table:table-cell table:formula="of:=[.BI24]*[.BJ24]" office:value-type="float" office:value="0.028730227332532" calcext:value-type="float">
            <text:p>0,028730227332532</text:p>
          </table:table-cell>
        </table:table-row>
        <table:table-row table:style-name="ro7">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25]-[.E25]"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table:formula="of:=ABS([.I25]-[.J25])" office:value-type="float" office:value="1" calcext:value-type="float">
            <text:p>1</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3">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5">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cell table:formula="of:=1-([.G25]/LOG(6;2))" office:value-type="float" office:value="0.117399811532799" calcext:value-type="float">
            <text:p>0,117399811532799</text:p>
          </table:table-cell>
          <table:table-cell table:formula="of:=1-([.H25]/LOG(6;2))" office:value-type="float" office:value="0.246306204932277" calcext:value-type="float">
            <text:p>0,246306204932277</text:p>
          </table:table-cell>
          <table:table-cell table:formula="of:=[.BI25]*[.BJ25]" office:value-type="float" office:value="0.0289163020384083" calcext:value-type="float">
            <text:p>0,0289163020384083</text:p>
          </table:table-cell>
        </table:table-row>
        <table:table-row table:style-name="ro10">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26]-[.E26]"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formula="of:=ABS([.I26]-[.J26])" office:value-type="float" office:value="1" calcext:value-type="float">
            <text:p>1</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cell table:formula="of:=1-([.G26]/LOG(6;2))" office:value-type="float" office:value="0.14384225256948" calcext:value-type="float">
            <text:p>0,14384225256948</text:p>
          </table:table-cell>
          <table:table-cell table:formula="of:=1-([.H26]/LOG(6;2))" office:value-type="float" office:value="0.212489365552498" calcext:value-type="float">
            <text:p>0,212489365552498</text:p>
          </table:table-cell>
          <table:table-cell table:formula="of:=[.BI26]*[.BJ26]" office:value-type="float" office:value="0.0305649489881308" calcext:value-type="float">
            <text:p>0,0305649489881308</text:p>
          </table:table-cell>
        </table:table-row>
        <table:table-row table:style-name="ro5">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27]-[.E27]"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table:formula="of:=ABS([.I27]-[.J27])" office:value-type="float" office:value="1" calcext:value-type="float">
            <text:p>1</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cell table:formula="of:=1-([.G27]/LOG(6;2))" office:value-type="float" office:value="0.134726038541413" calcext:value-type="float">
            <text:p>0,134726038541413</text:p>
          </table:table-cell>
          <table:table-cell table:formula="of:=1-([.H27]/LOG(6;2))" office:value-type="float" office:value="0.23126414125011" calcext:value-type="float">
            <text:p>0,23126414125011</text:p>
          </table:table-cell>
          <table:table-cell table:formula="of:=[.BI27]*[.BJ27]" office:value-type="float" office:value="0.0311573016073092" calcext:value-type="float">
            <text:p>0,0311573016073092</text:p>
          </table:table-cell>
        </table:table-row>
        <table:table-row table:style-name="ro8">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28]-[.E28]"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table:formula="of:=ABS([.I28]-[.J28])" office:value-type="float" office:value="1" calcext:value-type="float">
            <text:p>1</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5">when adjusted for inflation</text:span>. <text:span text:style-name="T5">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5">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cell table:formula="of:=1-([.G28]/LOG(6;2))" office:value-type="float" office:value="0.140084330613323" calcext:value-type="float">
            <text:p>0,140084330613323</text:p>
          </table:table-cell>
          <table:table-cell table:formula="of:=1-([.H28]/LOG(6;2))" office:value-type="float" office:value="0.244055319280873" calcext:value-type="float">
            <text:p>0,244055319280873</text:p>
          </table:table-cell>
          <table:table-cell table:formula="of:=[.BI28]*[.BJ28]" office:value-type="float" office:value="0.0341883260340821" calcext:value-type="float">
            <text:p>0,0341883260340821</text:p>
          </table:table-cell>
        </table:table-row>
        <table:table-row table:style-name="ro7">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29]-[.E29]"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table:formula="of:=ABS([.I29]-[.J29])" office:value-type="float" office:value="1" calcext:value-type="float">
            <text:p>1</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5">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cell table:formula="of:=1-([.G29]/LOG(6;2))" office:value-type="float" office:value="0.206690964484324" calcext:value-type="float">
            <text:p>0,206690964484324</text:p>
          </table:table-cell>
          <table:table-cell table:formula="of:=1-([.H29]/LOG(6;2))" office:value-type="float" office:value="0.174019325561895" calcext:value-type="float">
            <text:p>0,174019325561895</text:p>
          </table:table-cell>
          <table:table-cell table:formula="of:=[.BI29]*[.BJ29]" office:value-type="float" office:value="0.0359682222392997" calcext:value-type="float">
            <text:p>0,0359682222392997</text:p>
          </table:table-cell>
        </table:table-row>
        <table:table-row table:style-name="ro9">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30]-[.E30]"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table:formula="of:=ABS([.I30]-[.J30])" office:value-type="float" office:value="1" calcext:value-type="float">
            <text:p>1</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3">słabość gospodarki</text:span> i <text:span text:style-name="T3">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cell table:formula="of:=1-([.G30]/LOG(6;2))" office:value-type="float" office:value="0.254104821865999" calcext:value-type="float">
            <text:p>0,254104821865999</text:p>
          </table:table-cell>
          <table:table-cell table:formula="of:=1-([.H30]/LOG(6;2))" office:value-type="float" office:value="0.150170107045986" calcext:value-type="float">
            <text:p>0,150170107045986</text:p>
          </table:table-cell>
          <table:table-cell table:formula="of:=[.BI30]*[.BJ30]" office:value-type="float" office:value="0.0381589483005183" calcext:value-type="float">
            <text:p>0,0381589483005183</text:p>
          </table:table-cell>
        </table:table-row>
        <table:table-row table:style-name="ro16">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31]-[.E31]"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formula="of:=ABS([.I31]-[.J31])" office:value-type="float" office:value="1" calcext:value-type="float">
            <text:p>1</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6">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ext:p/>
            <text:p>Wygenerowany artykuł powtarza stwierdzenia zawarte w kolumnie statement. Jest bardzo ogólny. Wydaje się, że dodaje jakieś informacje, ale one wynikają bezpośrednio z informacji zawartej w treści kolumny statement, więc nie mogą zostać potraktowane jako dodatkowe informacje, bo niczego nie wnoszą. Trudno jest stwierdzić prawdziwość tych informacji.</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cell table:formula="of:=1-([.G31]/LOG(6;2))" office:value-type="float" office:value="0.208813474027661" calcext:value-type="float">
            <text:p>0,208813474027661</text:p>
          </table:table-cell>
          <table:table-cell table:formula="of:=1-([.H31]/LOG(6;2))" office:value-type="float" office:value="0.205743503735912" calcext:value-type="float">
            <text:p>0,205743503735912</text:p>
          </table:table-cell>
          <table:table-cell table:formula="of:=[.BI31]*[.BJ31]" office:value-type="float" office:value="0.042962015773719" calcext:value-type="float">
            <text:p>0,042962015773719</text:p>
          </table:table-cell>
        </table:table-row>
        <table:table-row table:style-name="ro1" table:number-rows-repeated="1048544">
          <table:table-cell table:number-columns-repeated="63"/>
        </table:table-row>
        <table:table-row table:style-name="ro1">
          <table:table-cell table:number-columns-repeated="63"/>
        </table:table-row>
      </table:table>
      <table:named-expressions/>
      <table:database-ranges>
        <table:database-range table:name="__Anonymous_Sheet_DB__0" table:target-range-address="SM_correct_SMA_incorrect.A1:SM_correct_SMA_incorrect.BJ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13:23:41.64081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4T01:33:02.160158000</dc:date>
    <meta:editing-duration>P1DT13H44M</meta:editing-duration>
    <meta:editing-cycles>279</meta:editing-cycles>
    <meta:generator>LibreOffice/25.2.4.3$Windows_X86_64 LibreOffice_project/33e196637044ead23f5c3226cde09b47731f7e27</meta:generator>
    <meta:document-statistic meta:table-count="1" meta:cell-count="1927" meta:object-count="0"/>
  </office:meta>
</office:document-meta>
</file>